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 style:list-style-name="L1">
      <style:text-properties fo:font-size="15pt" style:font-size-asian="15pt" style:font-size-complex="15pt"/>
    </style:style>
    <style:style style:name="P4" style:family="paragraph" style:parent-style-name="Standard" style:list-style-name="L2">
      <style:text-properties fo:font-size="15pt" style:font-size-asian="15pt" style:font-size-complex="15pt"/>
    </style:style>
    <style:style style:name="P5" style:family="paragraph" style:parent-style-name="Standard" style:list-style-name="L3">
      <style:text-properties fo:font-size="15pt" style:font-size-asian="15pt" style:font-size-complex="15pt"/>
    </style:style>
    <style:style style:name="P6" style:family="paragraph" style:parent-style-name="Standard" style:list-style-name="L4">
      <style:text-properties fo:font-size="15pt" style:font-size-asian="15pt" style:font-size-complex="15pt"/>
    </style:style>
    <style:style style:name="P7" style:family="paragraph" style:parent-style-name="Standard" style:list-style-name="L5">
      <style:text-properties fo:font-size="15pt" style:font-size-asian="15pt" style:font-size-complex="15pt"/>
    </style:style>
    <style:style style:name="P8" style:family="paragraph" style:parent-style-name="Standard" style:list-style-name="L6">
      <style:text-properties fo:font-size="15pt" style:font-size-asian="15pt" style:font-size-complex="15pt"/>
    </style:style>
    <style:style style:name="P9" style:family="paragraph" style:parent-style-name="Standard" style:list-style-name="L7">
      <style:text-properties fo:font-size="15pt" style:font-size-asian="15pt" style:font-size-complex="15pt"/>
    </style:style>
    <style:style style:name="P10" style:family="paragraph" style:parent-style-name="Standard" style:list-style-name="L8">
      <style:text-properties fo:font-size="15pt" style:font-size-asian="15pt" style:font-size-complex="15pt"/>
    </style:style>
    <style:style style:name="P11" style:family="paragraph" style:parent-style-name="Standard" style:list-style-name="L9">
      <style:text-properties fo:font-size="15pt" style:font-size-asian="15pt" style:font-size-complex="15pt"/>
    </style:style>
    <style:style style:name="P12" style:family="paragraph" style:parent-style-name="Standard" style:list-style-name="L10">
      <style:text-properties fo:font-size="15pt" style:font-size-asian="15pt" style:font-size-complex="15pt"/>
    </style:style>
    <style:style style:name="P13" style:family="paragraph" style:parent-style-name="Standard" style:list-style-name="L11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6.1-6.3 database security</text:p>
      <text:p text:style-name="P1"/>
      <text:p text:style-name="P1">Today: database security</text:p>
      <text:p text:style-name="P1">Next week: data confidentiality</text:p>
      <text:p text:style-name="P1"/>
      <text:p text:style-name="P1">DBMS</text:p>
      <text:list xml:id="list1226194808" text:style-name="L1">
        <text:list-item>
          <text:p text:style-name="P3">Database management system</text:p>
        </text:list-item>
        <text:list-item>
          <text:p text:style-name="P3">Frontend mediating access to physical database</text:p>
          <text:list>
            <text:list-item>
              <text:p text:style-name="P3">Reference monitor to the DB</text:p>
            </text:list-item>
            <text:list-item>
              <text:p text:style-name="P3">Similar to access control portion of OS</text:p>
            </text:list-item>
          </text:list>
        </text:list-item>
      </text:list>
      <text:p text:style-name="P1"/>
      <text:p text:style-name="P1">Database integrity</text:p>
      <text:list xml:id="list1475443161" text:style-name="L2">
        <text:list-item>
          <text:p text:style-name="P4">Access control</text:p>
          <text:list>
            <text:list-item>
              <text:p text:style-name="P4">Authorization: only authorized users update data</text:p>
            </text:list-item>
          </text:list>
        </text:list-item>
      </text:list>
      <text:list xml:id="list851916735" text:style-name="L3">
        <text:list-item>
          <text:p text:style-name="P5">Protection: outside illegal program, power failure, fire, etc should not corrupt data</text:p>
        </text:list-item>
      </text:list>
      <text:list xml:id="list963472313" text:style-name="L4">
        <text:list-item>
          <text:p text:style-name="P6">DB integrity maintained by DBMS, OS, admins</text:p>
          <text:list>
            <text:list-item>
              <text:p text:style-name="P6">Regular backups</text:p>
            </text:list-item>
          </text:list>
        </text:list-item>
      </text:list>
      <text:list xml:id="list1385389355" text:continue-list="list851916735" text:style-name="L3">
        <text:list-item text:start-value="1">
          <text:p text:style-name="P5">Transaction log</text:p>
        </text:list-item>
      </text:list>
      <text:list xml:id="list1124847928" text:style-name="L5">
        <text:list-item>
          <text:p text:style-name="P7">Element integrity maintained by DBMS performing access control</text:p>
        </text:list-item>
        <text:list-item>
          <text:p text:style-name="P7">Element accuracy: DBMS identify human data entry mistakes</text:p>
          <text:list>
            <text:list-item>
              <text:p text:style-name="P7">Field format checks</text:p>
            </text:list-item>
          </text:list>
        </text:list-item>
      </text:list>
      <text:list xml:id="list1092963072" text:style-name="L6">
        <text:list-item>
          <text:p text:style-name="P8">Changelog</text:p>
        </text:list-item>
      </text:list>
      <text:p text:style-name="P1"/>
      <text:p text:style-name="P1">Access control</text:p>
      <text:list xml:id="list2075100030" text:style-name="L7">
        <text:list-item>
          <text:p text:style-name="P9">DB manager specifies level of access for all users</text:p>
        </text:list-item>
        <text:list-item>
          <text:p text:style-name="P9">DBMS manages access, similar to OS</text:p>
        </text:list-item>
        <text:list-item>
          <text:p text:style-name="P9">Hard problem: user can infer data without reading it (discussed on Wed)</text:p>
        </text:list-item>
        <text:list-item>
          <text:p text:style-name="P9">Hard problem: field permissions much smaller granularity than files</text:p>
        </text:list-item>
      </text:list>
      <text:p text:style-name="P1"/>
      <text:p text:style-name="P1">Authentication</text:p>
      <text:list xml:id="list1144158647" text:style-name="L8">
        <text:list-item>
          <text:p text:style-name="P10">May require user authentication beyond OS user ID</text:p>
        </text:list-item>
      </text:list>
      <text:p text:style-name="P1"/>
      <text:p text:style-name="P1">Reliability</text:p>
      <text:list xml:id="list1378186608" text:style-name="L9">
        <text:list-item>
          <text:p text:style-name="P11">No corruption in database</text:p>
          <text:list>
            <text:list-item>
              <text:p text:style-name="P11">No half-completed updates</text:p>
            </text:list-item>
            <text:list-item>
              <text:p text:style-name="P11">Must recover from update interrupted midway (e.g. By power cut)</text:p>
            </text:list-item>
          </text:list>
        </text:list-item>
      </text:list>
      <text:p text:style-name="P1"/>
      <text:p text:style-name="P1"/>
      <text:list xml:id="list1941958875" text:continue-numbering="true" text:style-name="L9">
        <text:list-item>
          <text:p text:style-name="P11"><text:soft-page-break/>Two-phase commit</text:p>
          <text:list>
            <text:list-item>
              <text:p text:style-name="P11">Phase 1: Intent</text:p>
              <text:list>
                <text:list-item>
                  <text:p text:style-name="P11">Create a log of the changes that will be made</text:p>
                </text:list-item>
                <text:list-item>
                  <text:p text:style-name="P11">Gather data, create dummy records, lock out other users, calculate final results</text:p>
                  <text:list>
                    <text:list-item>
                      <text:p text:style-name="P11">Shadow value: locally stored value for DB field</text:p>
                    </text:list-item>
                  </text:list>
                </text:list-item>
                <text:list-item>
                  <text:p text:style-name="P11">Make no permanent changes to the DB</text:p>
                </text:list-item>
                <text:list-item>
                  <text:p text:style-name="P11">If system fails during phase 1, no harm: simply restart phase 1</text:p>
                </text:list-item>
              </text:list>
            </text:list-item>
            <text:list-item>
              <text:p text:style-name="P11">Phase 2: Commit</text:p>
              <text:list>
                <text:list-item>
                  <text:p text:style-name="P11">Set commit flag, begin making permanent changes</text:p>
                  <text:list>
                    <text:list-item>
                      <text:p text:style-name="P11">Write shadow values to DB fields</text:p>
                    </text:list-item>
                  </text:list>
                </text:list-item>
                <text:list-item>
                  <text:p text:style-name="P11">Phase 1 cannot be repeated at this point</text:p>
                </text:list-item>
                <text:list-item>
                  <text:p text:style-name="P11">Phase 2 can be repeated as many times as necessary</text:p>
                </text:list-item>
                <text:list-item>
                  <text:p text:style-name="P11">If system fails during phase 2, DB can repair data by repeating phase 2</text:p>
                </text:list-item>
                <text:list-item>
                  <text:p text:style-name="P11">Clear commit flag as final step, DB back in good state</text:p>
                </text:list-item>
              </text:list>
            </text:list-item>
          </text:list>
        </text:list-item>
        <text:list-item>
          <text:p text:style-name="P11">Error detection / correction</text:p>
          <text:list>
            <text:list-item>
              <text:p text:style-name="P11">CRCs, Hamming codes, parity bits</text:p>
            </text:list-item>
            <text:list-item>
              <text:p text:style-name="P11">Allow recovery from bit errors in storage</text:p>
            </text:list-item>
          </text:list>
        </text:list-item>
        <text:list-item>
          <text:p text:style-name="P11">Recovery</text:p>
          <text:list>
            <text:list-item>
              <text:p text:style-name="P11">Maintain log of changes since last backup</text:p>
            </text:list-item>
            <text:list-item>
              <text:p text:style-name="P11">If restore from backup, replay log</text:p>
            </text:list-item>
            <text:list-item>
              <text:p text:style-name="P11">Log should be on storage medium that will not simultaneously fail with DB</text:p>
            </text:list-item>
          </text:list>
        </text:list-item>
      </text:list>
      <text:p text:style-name="P1"/>
      <text:p text:style-name="P1">Concurrency</text:p>
      <text:list xml:id="list496085831" text:style-name="L10">
        <text:list-item>
          <text:p text:style-name="P12">Atomic operation: query-update</text:p>
          <text:list>
            <text:list-item>
              <text:p text:style-name="P12">Handled via field / record locking</text:p>
            </text:list-item>
          </text:list>
        </text:list-item>
        <text:list-item>
          <text:p text:style-name="P12">No reading during writing</text:p>
          <text:list>
            <text:list-item>
              <text:p text:style-name="P12">Handled via field / record locking</text:p>
            </text:list-item>
          </text:list>
        </text:list-item>
      </text:list>
      <text:p text:style-name="P1"/>
      <text:p text:style-name="P1">Monitors</text:p>
      <text:list xml:id="list1255425680" text:style-name="L11">
        <text:list-item>
          <text:p text:style-name="P13">Part of DBMS maintaining DB integrity</text:p>
        </text:list-item>
        <text:list-item>
          <text:p text:style-name="P13">Test data entry format correctness</text:p>
        </text:list-item>
        <text:list-item>
          <text:p text:style-name="P13">Enforce assertions over data</text:p>
          <text:list>
            <text:list-item>
              <text:p text:style-name="P13">(e.g. only one president in the entire DB)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on Giffin</meta:initial-creator>
    <meta:creation-date>2008-04-06T22:42:36</meta:creation-date>
    <dc:date>2008-11-13T16:42:13</dc:date>
    <meta:editing-cycles>3</meta:editing-cycles>
    <meta:editing-duration>PT00H36M18S</meta:editing-duration>
    <meta:document-statistic meta:table-count="0" meta:image-count="0" meta:object-count="0" meta:page-count="2" meta:paragraph-count="61" meta:word-count="404" meta:character-count="2249"/>
    <meta:user-defined meta:name="Info 1"/>
    <meta:user-defined meta:name="Info 2"/>
    <meta:user-defined meta:name="Info 3"/>
    <meta:user-defined meta:name="Info 4"/>
  </office:meta>
</office:document-meta>
</file>